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_fuel</text:p>
          </table:table-cell>
          <table:table-cell table:style-name="ce1" office:value-type="float" office:value="2.276955153E+022" calcext:value-type="float">
            <text:p>2.28E+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 fac</text:p>
          </table:table-cell>
          <table:table-cell table:formula="of:=6.68543591E+022" office:value-type="float" office:value="6.68543591E+022" calcext:value-type="float">
            <text:p>6.68543591E+02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od Density</text:p>
          </table:table-cell>
          <table:table-cell office:value-type="string" calcext:value-type="string">
            <text:p>N_H</text:p>
          </table:table-cell>
          <table:table-cell office:value-type="string" calcext:value-type="string">
            <text:p>M/F Ratio</text:p>
          </table:table-cell>
          <table:table-cell office:value-type="string" calcext:value-type="string">
            <text:p>k_IMP</text:p>
          </table:table-cell>
          <table:table-cell office:value-type="string" calcext:value-type="string">
            <text:p>I/P File No.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6]*[.$B$2]" office:value-type="float" office:value="6.016892319E+022" calcext:value-type="float">
            <text:p>6.016892319E+022</text:p>
          </table:table-cell>
          <table:table-cell table:formula="of:=[.B6]/[.$B$1]" office:value-type="float" office:value="2.64251683265366" calcext:value-type="float">
            <text:p>2.6425168327</text:p>
          </table:table-cell>
          <table:table-cell office:value-type="float" office:value="1.1595" calcext:value-type="float">
            <text:p>1.15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[.A7]*[.$B$2]" office:value-type="float" office:value="6.0837466781E+022" calcext:value-type="float">
            <text:p>6.0837466781E+022</text:p>
          </table:table-cell>
          <table:table-cell table:formula="of:=[.B7]/[.$B$1]" office:value-type="float" office:value="2.67187813079426" calcext:value-type="float">
            <text:p>2.6718781308</text:p>
          </table:table-cell>
          <table:table-cell office:value-type="float" office:value="1.16141" calcext:value-type="float">
            <text:p>1.16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[.A8]*[.$B$2]" office:value-type="float" office:value="6.1506010372E+022" calcext:value-type="float">
            <text:p>6.1506010372E+022</text:p>
          </table:table-cell>
          <table:table-cell table:formula="of:=[.B8]/[.$B$1]" office:value-type="float" office:value="2.70123942893486" calcext:value-type="float">
            <text:p>2.7012394289</text:p>
          </table:table-cell>
          <table:table-cell office:value-type="float" office:value="1.16107" calcext:value-type="float">
            <text:p>1.16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[.A9]*[.$B$2]" office:value-type="float" office:value="6.2174553963E+022" calcext:value-type="float">
            <text:p>6.2174553963E+022</text:p>
          </table:table-cell>
          <table:table-cell table:formula="of:=[.B9]/[.$B$1]" office:value-type="float" office:value="2.73060072707545" calcext:value-type="float">
            <text:p>2.7306007271</text:p>
          </table:table-cell>
          <table:table-cell office:value-type="float" office:value="1.16173" calcext:value-type="float">
            <text:p>1.16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[.A10]*[.$B$2]" office:value-type="float" office:value="6.2843097554E+022" calcext:value-type="float">
            <text:p>6.2843097554E+022</text:p>
          </table:table-cell>
          <table:table-cell table:formula="of:=[.B10]/[.$B$1]" office:value-type="float" office:value="2.75996202521605" calcext:value-type="float">
            <text:p>2.7599620252</text:p>
          </table:table-cell>
          <table:table-cell office:value-type="float" office:value="1.16248" calcext:value-type="float">
            <text:p>1.16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A11]*[.$B$2]" office:value-type="float" office:value="6.3511641145E+022" calcext:value-type="float">
            <text:p>6.3511641145E+022</text:p>
          </table:table-cell>
          <table:table-cell table:formula="of:=[.B11]/[.$B$1]" office:value-type="float" office:value="2.78932332335665" calcext:value-type="float">
            <text:p>2.7893233234</text:p>
          </table:table-cell>
          <table:table-cell office:value-type="float" office:value="1.16312" calcext:value-type="float">
            <text:p>1.163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[.A12]*[.$B$2]" office:value-type="float" office:value="6.4180184736E+022" calcext:value-type="float">
            <text:p>6.4180184736E+022</text:p>
          </table:table-cell>
          <table:table-cell table:formula="of:=[.B12]/[.$B$1]" office:value-type="float" office:value="2.81868462149724" calcext:value-type="float">
            <text:p>2.8186846215</text:p>
          </table:table-cell>
          <table:table-cell office:value-type="float" office:value="1.16378" calcext:value-type="float">
            <text:p>1.163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[.A13]*[.$B$2]" office:value-type="float" office:value="6.4848728327E+022" calcext:value-type="float">
            <text:p>6.4848728327E+022</text:p>
          </table:table-cell>
          <table:table-cell table:formula="of:=[.B13]/[.$B$1]" office:value-type="float" office:value="2.84804591963784" calcext:value-type="float">
            <text:p>2.8480459196</text:p>
          </table:table-cell>
          <table:table-cell office:value-type="float" office:value="1.16464" calcext:value-type="float">
            <text:p>1.164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[.A14]*[.$B$2]" office:value-type="float" office:value="6.5517271918E+022" calcext:value-type="float">
            <text:p>6.5517271918E+022</text:p>
          </table:table-cell>
          <table:table-cell table:formula="of:=[.B14]/[.$B$1]" office:value-type="float" office:value="2.87740721777843" calcext:value-type="float">
            <text:p>2.8774072178</text:p>
          </table:table-cell>
          <table:table-cell office:value-type="float" office:value="1.16467" calcext:value-type="float">
            <text:p>1.164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[.A15]*[.$B$2]" office:value-type="float" office:value="6.6185815509E+022" calcext:value-type="float">
            <text:p>6.6185815509E+022</text:p>
          </table:table-cell>
          <table:table-cell table:formula="of:=[.B15]/[.$B$1]" office:value-type="float" office:value="2.90676851591903" calcext:value-type="float">
            <text:p>2.9067685159</text:p>
          </table:table-cell>
          <table:table-cell office:value-type="float" office:value="1.16445" calcext:value-type="float">
            <text:p>1.16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[.$B$2]" office:value-type="float" office:value="6.68543591E+022" calcext:value-type="float">
            <text:p>6.68543591E+022</text:p>
          </table:table-cell>
          <table:table-cell table:formula="of:=[.B16]/[.$B$1]" office:value-type="float" office:value="2.93612981405963" calcext:value-type="float">
            <text:p>2.9361298141</text:p>
          </table:table-cell>
          <table:table-cell office:value-type="float" office:value="1.16572" calcext:value-type="float">
            <text:p>1.16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[.A17]*[.$B$2]" office:value-type="float" office:value="6.7522902691E+022" calcext:value-type="float">
            <text:p>6.7522902691E+022</text:p>
          </table:table-cell>
          <table:table-cell table:formula="of:=[.B17]/[.$B$1]" office:value-type="float" office:value="2.96549111220022" calcext:value-type="float">
            <text:p>2.9654911122</text:p>
          </table:table-cell>
          <table:table-cell office:value-type="float" office:value="1.16524" calcext:value-type="float">
            <text:p>1.165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[.A18]*[.$B$2]" office:value-type="float" office:value="6.8191446282E+022" calcext:value-type="float">
            <text:p>6.8191446282E+022</text:p>
          </table:table-cell>
          <table:table-cell table:formula="of:=[.B18]/[.$B$1]" office:value-type="float" office:value="2.99485241034082" calcext:value-type="float">
            <text:p>2.9948524103</text:p>
          </table:table-cell>
          <table:table-cell office:value-type="float" office:value="1.16534" calcext:value-type="float">
            <text:p>1.165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table:formula="of:=[.A19]*[.$B$2]" office:value-type="float" office:value="6.8859989873E+022" calcext:value-type="float">
            <text:p>6.8859989873E+022</text:p>
          </table:table-cell>
          <table:table-cell table:formula="of:=[.B19]/[.$B$1]" office:value-type="float" office:value="3.02421370848142" calcext:value-type="float">
            <text:p>3.0242137085</text:p>
          </table:table-cell>
          <table:table-cell office:value-type="float" office:value="1.16579" calcext:value-type="float">
            <text:p>1.165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[.A20]*[.$B$2]" office:value-type="float" office:value="6.9528533464E+022" calcext:value-type="float">
            <text:p>6.9528533464E+022</text:p>
          </table:table-cell>
          <table:table-cell table:formula="of:=[.B20]/[.$B$1]" office:value-type="float" office:value="3.05357500662201" calcext:value-type="float">
            <text:p>3.0535750066</text:p>
          </table:table-cell>
          <table:table-cell office:value-type="float" office:value="1.16611" calcext:value-type="float">
            <text:p>1.166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[.A21]*[.$B$2]" office:value-type="float" office:value="7.0197077055E+022" calcext:value-type="float">
            <text:p>7.0197077055E+022</text:p>
          </table:table-cell>
          <table:table-cell table:formula="of:=[.B21]/[.$B$1]" office:value-type="float" office:value="3.08293630476261" calcext:value-type="float">
            <text:p>3.0829363048</text:p>
          </table:table-cell>
          <table:table-cell office:value-type="float" office:value="1.1669" calcext:value-type="float">
            <text:p>1.16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[.A22]*[.$B$2]" office:value-type="float" office:value="7.0865620646E+022" calcext:value-type="float">
            <text:p>7.0865620646E+022</text:p>
          </table:table-cell>
          <table:table-cell table:formula="of:=[.B22]/[.$B$1]" office:value-type="float" office:value="3.1122976029032" calcext:value-type="float">
            <text:p>3.1122976029</text:p>
          </table:table-cell>
          <table:table-cell office:value-type="float" office:value="1.16681" calcext:value-type="float">
            <text:p>1.16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table:formula="of:=[.A23]*[.$B$2]" office:value-type="float" office:value="7.1534164237E+022" calcext:value-type="float">
            <text:p>7.1534164237E+022</text:p>
          </table:table-cell>
          <table:table-cell table:formula="of:=[.B23]/[.$B$1]" office:value-type="float" office:value="3.1416589010438" calcext:value-type="float">
            <text:p>3.141658901</text:p>
          </table:table-cell>
          <table:table-cell office:value-type="float" office:value="1.16637" calcext:value-type="float">
            <text:p>1.166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[.A24]*[.$B$2]" office:value-type="float" office:value="7.2202707828E+022" calcext:value-type="float">
            <text:p>7.2202707828E+022</text:p>
          </table:table-cell>
          <table:table-cell table:formula="of:=[.B24]/[.$B$1]" office:value-type="float" office:value="3.1710201991844" calcext:value-type="float">
            <text:p>3.1710201992</text:p>
          </table:table-cell>
          <table:table-cell office:value-type="float" office:value="1.16716" calcext:value-type="float">
            <text:p>1.167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table:formula="of:=[.A25]*[.$B$2]" office:value-type="float" office:value="7.2871251419E+022" calcext:value-type="float">
            <text:p>7.2871251419E+022</text:p>
          </table:table-cell>
          <table:table-cell table:formula="of:=[.B25]/[.$B$1]" office:value-type="float" office:value="3.20038149732499" calcext:value-type="float">
            <text:p>3.2003814973</text:p>
          </table:table-cell>
          <table:table-cell office:value-type="float" office:value="1.16638" calcext:value-type="float">
            <text:p>1.166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26]*[.$B$2]" office:value-type="float" office:value="7.353979501E+022" calcext:value-type="float">
            <text:p>7.353979501E+022</text:p>
          </table:table-cell>
          <table:table-cell table:formula="of:=[.B26]/[.$B$1]" office:value-type="float" office:value="3.22974279546559" calcext:value-type="float">
            <text:p>3.2297427955</text:p>
          </table:table-cell>
          <table:table-cell office:value-type="float" office:value="1.16689" calcext:value-type="float">
            <text:p>1.16689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4:33:49.768452468</meta:creation-date>
    <dc:date>2017-12-08T16:26:23.343971894</dc:date>
    <meta:editing-duration>PT1H52M32S</meta:editing-duration>
    <meta:editing-cycles>3</meta:editing-cycles>
    <meta:generator>LibreOffice/5.1.6.2$Linux_X86_64 LibreOffice_project/10m0$Build-2</meta:generator>
    <meta:document-statistic meta:table-count="1" meta:cell-count="114" meta:object-count="0"/>
  </office:meta>
</office:document-meta>
</file>